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6.25cm" fo:min-width="11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75cm" fo:min-width="4.5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75cm" fo:min-width="11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75cm" fo:min-width="3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75cm" fo:min-width="2.5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4.25cm" fo:min-width="5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4.75cm" fo:min-width="5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2.25cm" fo:min-width="1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75cm" fo:min-width="5cm"/>
      <style:paragraph-properties style:writing-mode="lr-tb"/>
    </style:style>
    <style:style style:name="gr10" style:family="graphic" style:parent-style-name="standard">
      <style:graphic-properties draw:fill="solid" draw:fill-color="#ffd428" draw:textarea-horizontal-align="justify" draw:textarea-vertical-align="middle" draw:auto-grow-height="false" fo:min-height="1.75cm" fo:min-width="4cm"/>
      <style:paragraph-properties style:writing-mode="lr-tb"/>
    </style:style>
    <style:style style:name="gr11" style:family="graphic" style:parent-style-name="standard">
      <style:graphic-properties draw:fill="solid" draw:fill-color="#069a2e" draw:textarea-horizontal-align="justify" draw:textarea-vertical-align="middle" draw:auto-grow-height="false" fo:min-height="1.75cm" fo:min-width="4.5cm"/>
      <style:paragraph-properties style:writing-mode="lr-tb"/>
    </style:style>
    <style:style style:name="gr12" style:family="graphic" style:parent-style-name="standard">
      <style:graphic-properties svg:stroke-color="#f10d0c" draw:fill="none" draw:textarea-horizontal-align="justify" draw:textarea-vertical-align="middle" draw:auto-grow-height="false" fo:min-height="12.75cm" fo:min-width="19cm"/>
    </style:style>
    <style:style style:name="gr13" style:family="graphic" style:parent-style-name="standard">
      <style:graphic-properties svg:stroke-color="#f10d0c" draw:fill="none" draw:textarea-horizontal-align="justify" draw:textarea-vertical-align="middle" draw:auto-grow-height="false" fo:min-height="12.75cm" fo:min-width="2cm"/>
    </style:style>
    <style:style style:name="gr14" style:family="graphic" style:parent-style-name="standard">
      <style:graphic-properties svg:stroke-color="#00a933" draw:fill="none" draw:textarea-horizontal-align="justify" draw:textarea-vertical-align="middle" draw:auto-grow-height="false" fo:min-height="11.75cm" fo:min-width="4cm"/>
    </style:style>
    <style:style style:name="gr15" style:family="graphic" style:parent-style-name="objectwithoutfill">
      <style:graphic-properties svg:stroke-color="#00a933" draw:fill="none" draw:textarea-vertical-align="middle"/>
    </style:style>
    <style:style style:name="gr16" style:family="graphic" style:parent-style-name="standard">
      <style:graphic-properties svg:stroke-color="#00a933" draw:fill="none" draw:textarea-horizontal-align="justify" draw:textarea-vertical-align="middle" draw:auto-grow-height="false" fo:min-height="11.75cm" fo:min-width="1cm"/>
    </style:style>
    <style:style style:name="gr17" style:family="graphic" style:parent-style-name="standard">
      <style:graphic-properties svg:stroke-color="#00a933" draw:fill="none" draw:textarea-horizontal-align="justify" draw:textarea-vertical-align="middle" draw:auto-grow-height="false" fo:min-height="11.75cm" fo:min-width="10cm"/>
    </style:style>
    <style:style style:name="gr18" style:family="graphic" style:parent-style-name="standard">
      <style:graphic-properties svg:stroke-color="#ffff00" draw:fill="none" draw:textarea-horizontal-align="justify" draw:textarea-vertical-align="middle" draw:auto-grow-height="false" fo:min-height="0.25cm" fo:min-width="9cm"/>
    </style:style>
    <style:style style:name="gr19" style:family="graphic" style:parent-style-name="objectwithoutfill">
      <style:graphic-properties svg:stroke-color="#ffff00" draw:fill="none" draw:textarea-vertical-align="middle"/>
    </style:style>
    <style:style style:name="gr20" style:family="graphic">
      <style:graphic-properties style:protect="size"/>
    </style:style>
    <style:style style:name="gr21" style:family="graphic" style:parent-style-name="standard">
      <style:graphic-properties draw:textarea-horizontal-align="justify" draw:textarea-vertical-align="middle" draw:auto-grow-height="false" fo:min-height="9.75cm" fo:min-width="9.5cm"/>
    </style:style>
    <style:style style:name="gr22" style:family="graphic" style:parent-style-name="standard">
      <style:graphic-properties draw:fill="solid" draw:fill-color="#ffffff" draw:textarea-horizontal-align="justify" draw:textarea-vertical-align="middle" draw:auto-grow-height="false" fo:min-height="1.25cm" fo:min-width="6cm"/>
      <style:paragraph-properties style:writing-mode="lr-tb"/>
    </style:style>
    <style:style style:name="gr23" style:family="graphic" style:parent-style-name="standard">
      <style:graphic-properties draw:fill="solid" draw:fill-color="#ffffff" draw:textarea-horizontal-align="justify" draw:textarea-vertical-align="middle" draw:auto-grow-height="false" fo:min-height="0.75cm" fo:min-width="6cm"/>
      <style:paragraph-properties style:writing-mode="lr-tb"/>
    </style:style>
    <style:style style:name="gr24" style:family="graphic" style:parent-style-name="standard">
      <style:graphic-properties draw:textarea-horizontal-align="justify" draw:textarea-vertical-align="middle" draw:auto-grow-height="false" fo:min-height="0.75cm" fo:min-width="5.5cm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0.25cm" fo:min-width="2cm"/>
      <style:paragraph-properties style:writing-mode="lr-tb"/>
    </style:style>
    <style:style style:name="gr26" style:family="graphic" style:parent-style-name="standard">
      <style:graphic-properties draw:textarea-horizontal-align="justify" draw:textarea-vertical-align="middle" draw:auto-grow-height="false" fo:min-height="10.75cm" fo:min-width="8.5cm"/>
    </style:style>
    <style:style style:name="gr27" style:family="graphic" style:parent-style-name="standard">
      <style:graphic-properties draw:textarea-horizontal-align="justify" draw:textarea-vertical-align="middle" draw:auto-grow-height="false" fo:min-height="0cm" fo:min-width="0.5cm"/>
    </style:style>
    <style:style style:name="gr28" style:family="graphic" style:parent-style-name="standard">
      <style:graphic-properties draw:textarea-horizontal-align="justify" draw:textarea-vertical-align="middle" draw:auto-grow-height="false" fo:min-height="0.75cm" fo:min-width="6.5cm"/>
      <style:paragraph-properties style:writing-mode="lr-tb"/>
    </style:style>
    <style:style style:name="gr29" style:family="graphic" style:parent-style-name="standard">
      <style:graphic-properties draw:textarea-horizontal-align="justify" draw:textarea-vertical-align="middle" draw:auto-grow-height="false" fo:min-height="1.25cm" fo:min-width="9.5cm"/>
      <style:paragraph-properties style:writing-mode="lr-tb"/>
    </style:style>
    <style:style style:name="gr30" style:family="graphic" style:parent-style-name="standard">
      <style:graphic-properties draw:textarea-horizontal-align="justify" draw:textarea-vertical-align="middle" draw:auto-grow-height="false" fo:min-height="1.75cm" fo:min-width="3.5cm"/>
      <style:paragraph-properties style:writing-mode="lr-tb"/>
    </style:style>
    <style:style style:name="gr31" style:family="graphic" style:parent-style-name="standard">
      <style:graphic-properties draw:textarea-horizontal-align="justify" draw:textarea-vertical-align="middle" draw:auto-grow-height="false" fo:min-height="3.75cm" fo:min-width="5cm"/>
      <style:paragraph-properties style:writing-mode="lr-tb"/>
    </style:style>
    <style:style style:name="gr32" style:family="graphic" style:parent-style-name="standard">
      <style:graphic-properties draw:textarea-horizontal-align="justify" draw:textarea-vertical-align="middle" draw:auto-grow-height="false" fo:min-height="1.25cm" fo:min-width="2.5cm"/>
      <style:paragraph-properties style:writing-mode="lr-tb"/>
    </style:style>
    <style:style style:name="gr33" style:family="graphic" style:parent-style-name="standard">
      <style:graphic-properties draw:textarea-horizontal-align="justify" draw:textarea-vertical-align="middle" draw:auto-grow-height="false" fo:min-height="1.25cm" fo:min-width="13.5cm"/>
      <style:paragraph-properties style:writing-mode="lr-tb"/>
    </style:style>
    <style:style style:name="gr34" style:family="graphic" style:parent-style-name="standard">
      <style:graphic-properties draw:textarea-horizontal-align="justify" draw:textarea-vertical-align="middle" draw:auto-grow-height="false" fo:min-height="9.25cm" fo:min-width="0cm"/>
    </style:style>
    <style:style style:name="gr35" style:family="graphic" style:parent-style-name="standard">
      <style:graphic-properties draw:fill="solid" draw:fill-color="#ffffff" draw:textarea-horizontal-align="justify" draw:textarea-vertical-align="middle" draw:auto-grow-height="false" fo:min-height="0.25cm" fo:min-width="0cm"/>
    </style:style>
    <style:style style:name="gr36" style:family="graphic" style:parent-style-name="standard">
      <style:graphic-properties draw:textarea-horizontal-align="justify" draw:textarea-vertical-align="middle" draw:auto-grow-height="false" fo:min-height="1.25cm" fo:min-width="4.5cm"/>
      <style:paragraph-properties style:writing-mode="lr-tb"/>
    </style:style>
    <style:style style:name="gr37" style:family="graphic" style:parent-style-name="standard">
      <style:graphic-properties draw:textarea-horizontal-align="justify" draw:textarea-vertical-align="middle" draw:auto-grow-height="false" fo:min-height="1.25cm" fo:min-width="1cm"/>
      <style:paragraph-properties style:writing-mode="lr-tb"/>
    </style:style>
    <style:style style:name="gr38" style:family="graphic" style:parent-style-name="standard">
      <style:graphic-properties draw:textarea-horizontal-align="justify" draw:textarea-vertical-align="middle" draw:auto-grow-height="false" fo:min-height="0.75cm" fo:min-width="9cm"/>
      <style:paragraph-properties style:writing-mode="lr-tb"/>
    </style:style>
    <style:style style:name="gr39" style:family="graphic" style:parent-style-name="standard">
      <style:graphic-properties draw:textarea-horizontal-align="justify" draw:textarea-vertical-align="middle" draw:auto-grow-height="false" fo:min-height="1.25cm" fo:min-width="9cm"/>
      <style:paragraph-properties style:writing-mode="lr-tb"/>
    </style:style>
    <style:style style:name="gr40" style:family="graphic" style:parent-style-name="standard">
      <style:graphic-properties draw:textarea-horizontal-align="justify" draw:textarea-vertical-align="middle" draw:auto-grow-height="false" fo:min-height="1.25cm" fo:min-width="1.5cm"/>
      <style:paragraph-properties style:writing-mode="lr-tb"/>
    </style:style>
    <style:style style:name="gr41" style:family="graphic" style:parent-style-name="standard">
      <style:graphic-properties draw:textarea-horizontal-align="justify" draw:textarea-vertical-align="middle" draw:auto-grow-height="false" fo:min-height="1.25cm" fo:min-width="2cm"/>
      <style:paragraph-properties style:writing-mode="lr-tb"/>
    </style:style>
    <style:style style:name="gr42" style:family="graphic" style:parent-style-name="standard">
      <style:graphic-properties draw:textarea-horizontal-align="justify" draw:textarea-vertical-align="middle" draw:auto-grow-height="false" fo:min-height="1.75cm" fo:min-width="9cm"/>
      <style:paragraph-properties style:writing-mode="lr-tb"/>
    </style:style>
    <style:style style:name="gr43" style:family="graphic" style:parent-style-name="standard">
      <style:graphic-properties draw:textarea-horizontal-align="justify" draw:textarea-vertical-align="middle" draw:auto-grow-height="false" fo:min-height="1.75cm" fo:min-width="6.5cm"/>
      <style:paragraph-properties style:writing-mode="lr-tb"/>
    </style:style>
    <style:style style:name="gr44" style:family="graphic" style:parent-style-name="standard">
      <style:graphic-properties draw:textarea-horizontal-align="justify" draw:textarea-vertical-align="middle" draw:auto-grow-height="false" fo:min-height="0.25cm" fo:min-width="1.5cm"/>
      <style:paragraph-properties style:writing-mode="lr-tb"/>
    </style:style>
    <style:style style:name="pr1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solid" draw:fill-color="#ffd428"/>
      <style:paragraph-properties fo:text-align="center" style:writing-mode="lr-tb"/>
    </style:style>
    <style:style style:name="P3" style:family="paragraph">
      <loext:graphic-properties draw:fill="solid" draw:fill-color="#069a2e"/>
      <style:paragraph-properties fo:text-align="center"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-color="#ffffff"/>
    </style:style>
    <style:style style:name="P7" style:family="paragraph">
      <style:paragraph-properties fo:text-align="center"/>
    </style:style>
    <style:style style:name="P8" style:family="paragraph">
      <loext:graphic-properties draw:fill="solid" draw:fill-color="#ffffff"/>
      <style:paragraph-properties fo:text-align="center" style:writing-mode="lr-tb"/>
    </style:style>
    <style:style style:name="P9" style:family="paragraph">
      <loext:graphic-properties draw:fill="solid"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1" draw:layer="layout" svg:width="11.5cm" svg:height="6.5cm" svg:x="8cm" svg:y="4cm">
          <text:p text:style-name="P1">Plateau de jeu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cm" svg:height="1cm" svg:x="8cm" svg:y="1cm">
          <text:p text:style-name="P1">Adversair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cm" svg:height="1cm" svg:x="8cm" svg:y="11cm">
          <text:p text:style-name="P1">Mon Nom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1.5cm" svg:height="1cm" svg:x="8cm" svg:y="12.5cm">
          <text:p text:style-name="P1">Banc des pièces capturées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1.5cm" svg:height="1cm" svg:x="8cm" svg:y="2.5cm">
          <text:p text:style-name="P1">Banc des pièces capturées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5cm" svg:height="1cm" svg:x="16cm" svg:y="1cm">
          <text:p text:style-name="P1">Chrono adv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cm" svg:height="1cm" svg:x="16.5cm" svg:y="11cm">
          <text:p text:style-name="P1">Mon chrono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5.5cm" svg:height="4.5cm" svg:x="22cm" svg:y="2.5cm">
          <text:p text:style-name="P1">Historique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5.5cm" svg:height="5cm" svg:x="22cm" svg:y="8cm">
          <text:p text:style-name="P1">Chat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5cm" svg:height="2.5cm" svg:x="20cm" svg:y="4cm">
          <text:p text:style-name="P1">abandonner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5cm" svg:height="2.5cm" svg:x="20cm" svg:y="8cm">
          <text:p text:style-name="P1">Nul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5.5cm" svg:height="1cm" svg:x="0.5cm" svg:y="1cm">
          <text:p text:style-name="P1">Menu déroulant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4.5cm" svg:height="2cm" svg:x="11.5cm" svg:y="4.5cm">
          <text:p text:style-name="P1">Pop Up a la fin</text:p>
          <text:p text:style-name="P1">Victoire ou défaite</text:p>
          <text:p text:style-name="P1">Elo</text:p>
          <text:p text:style-name="P1">Bouton retour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5cm" svg:height="2cm" svg:x="1cm" svg:y="13cm">
          <text:p text:style-name="P1">Pendant une partie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19.5cm" svg:height="13cm" svg:x="8cm" svg:y="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2.5cm" svg:height="13cm" svg:x="19.5cm" svg:y="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4.5cm" svg:height="12cm" svg:x="22.5cm" svg:y="1.5cm">
          <text:p/>
          <draw:enhanced-geometry svg:viewBox="0 0 21600 21600" draw:type="rectangle" draw:enhanced-path="M 0 0 L 21600 0 21600 21600 0 21600 0 0 Z N"/>
        </draw:custom-shape>
        <draw:line draw:style-name="gr15" draw:text-style-name="P4" draw:layer="layout" svg:x1="22.5cm" svg:y1="7.5cm" svg:x2="27cm" svg:y2="7.5cm">
          <text:p/>
        </draw:line>
        <draw:line draw:style-name="gr15" draw:text-style-name="P4" draw:layer="layout" svg:x1="20cm" svg:y1="7.5cm" svg:x2="21.5cm" svg:y2="7.5cm">
          <text:p/>
        </draw:line>
        <draw:custom-shape draw:style-name="gr16" draw:text-style-name="P4" draw:layer="layout" svg:width="1.5cm" svg:height="12cm" svg:x="20cm" svg:y="1.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10.5cm" svg:height="12cm" svg:x="8.5cm" svg:y="1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" draw:text-style-name="P4" draw:layer="layout" svg:x1="8.5cm" svg:y1="2cm" svg:x2="19cm" svg:y2="2cm">
          <text:p/>
        </draw:line>
        <draw:line draw:style-name="gr15" draw:text-style-name="P4" draw:layer="layout" svg:x1="8.5cm" svg:y1="3.6cm" svg:x2="19cm" svg:y2="3.6cm">
          <text:p/>
        </draw:line>
        <draw:line draw:style-name="gr15" draw:text-style-name="P4" draw:layer="layout" svg:x1="8.5cm" svg:y1="12cm" svg:x2="19cm" svg:y2="12cm">
          <text:p/>
        </draw:line>
        <draw:line draw:style-name="gr15" draw:text-style-name="P4" draw:layer="layout" svg:x1="8.5cm" svg:y1="2.2cm" svg:x2="19cm" svg:y2="2.2cm">
          <text:p/>
        </draw:line>
        <draw:line draw:style-name="gr15" draw:text-style-name="P4" draw:layer="layout" svg:x1="8.5cm" svg:y1="11cm" svg:x2="19cm" svg:y2="11cm">
          <text:p/>
        </draw:line>
        <draw:custom-shape draw:style-name="gr18" draw:text-style-name="P4" draw:layer="layout" svg:width="9.5cm" svg:height="0.5cm" svg:x="9cm" svg:y="11.3cm">
          <text:p/>
          <draw:enhanced-geometry svg:viewBox="0 0 21600 21600" draw:type="rectangle" draw:enhanced-path="M 0 0 L 21600 0 21600 21600 0 21600 0 0 Z N"/>
        </draw:custom-shape>
        <draw:line draw:style-name="gr19" draw:text-style-name="P4" draw:layer="layout" svg:x1="14cm" svg:y1="11.3cm" svg:x2="14cm" svg:y2="11.8cm">
          <text:p/>
        </draw:line>
        <draw:custom-shape draw:style-name="gr18" draw:text-style-name="P4" draw:layer="layout" svg:width="9.5cm" svg:height="0.5cm" svg:x="9cm" svg:y="1.5cm">
          <text:p/>
          <draw:enhanced-geometry svg:viewBox="0 0 21600 21600" draw:type="rectangle" draw:enhanced-path="M 0 0 L 21600 0 21600 21600 0 21600 0 0 Z N"/>
        </draw:custom-shape>
        <draw:line draw:style-name="gr19" draw:text-style-name="P4" draw:layer="layout" svg:x1="14cm" svg:y1="1.5cm" svg:x2="14cm" svg:y2="2cm">
          <text:p/>
        </draw:line>
        <presentation:notes draw:style-name="dp2">
          <draw:page-thumbnail draw:style-name="gr20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presentation:notes draw:style-name="dp2">
          <draw:page-thumbnail draw:style-name="gr20" draw:layer="layout" svg:width="19.798cm" svg:height="11.136cm" svg:x="0.6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draw:custom-shape draw:style-name="gr11" draw:text-style-name="P3" draw:layer="layout" svg:width="5cm" svg:height="2cm" svg:x="1cm" svg:y="13cm">
          <text:p text:style-name="P1">Ecran de connexion</text:p>
          <draw:enhanced-geometry svg:viewBox="0 0 21600 21600" draw:type="rectangle" draw:enhanced-path="M 0 0 L 21600 0 21600 21600 0 21600 0 0 Z N"/>
        </draw:custom-shape>
        <draw:g>
          <draw:custom-shape draw:style-name="gr21" draw:text-style-name="P7" draw:layer="layout" svg:width="10cm" svg:height="10cm" svg:x="1cm" svg:y="1.5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8" draw:layer="layout" svg:width="6.5cm" svg:height="1.5cm" svg:x="2.5cm" svg:y="3.5cm">
            <text:p text:style-name="P1">Identifiant</text:p>
            <draw:enhanced-geometry svg:viewBox="0 0 21600 21600" draw:type="rectangle" draw:enhanced-path="M 0 0 L 21600 0 21600 21600 0 21600 0 0 Z N"/>
          </draw:custom-shape>
          <draw:custom-shape draw:style-name="gr23" draw:text-style-name="P8" draw:layer="layout" svg:width="6.5cm" svg:height="1cm" svg:x="2.5cm" svg:y="6.5cm">
            <text:p text:style-name="P1">mdp</text:p>
            <draw:enhanced-geometry svg:viewBox="0 0 21600 21600" draw:type="rectangle" draw:enhanced-path="M 0 0 L 21600 0 21600 21600 0 21600 0 0 Z N"/>
          </draw:custom-shape>
          <draw:custom-shape draw:style-name="gr24" draw:text-style-name="P1" draw:layer="layout" svg:width="6cm" svg:height="1cm" svg:x="3cm" svg:y="10cm">
            <text:p text:style-name="P1">Création de compte</text:p>
            <draw:enhanced-geometry svg:viewBox="0 0 21600 21600" draw:type="rectangle" draw:enhanced-path="M 0 0 L 21600 0 21600 21600 0 21600 0 0 Z N"/>
          </draw:custom-shape>
          <draw:custom-shape draw:style-name="gr25" draw:text-style-name="P1" draw:layer="layout" svg:width="2.5cm" svg:height="0.5cm" svg:x="4.5cm" svg:y="8cm">
            <text:p text:style-name="P1">Valider</text:p>
            <draw:enhanced-geometry svg:viewBox="0 0 21600 21600" draw:type="rectangle" draw:enhanced-path="M 0 0 L 21600 0 21600 21600 0 21600 0 0 Z N"/>
          </draw:custom-shape>
        </draw:g>
        <draw:custom-shape draw:style-name="gr11" draw:text-style-name="P3" draw:layer="layout" svg:width="5cm" svg:height="2cm" svg:x="16.5cm" svg:y="13cm">
          <text:p text:style-name="P1">Ecran de création compte</text:p>
          <draw:enhanced-geometry svg:viewBox="0 0 21600 21600" draw:type="rectangle" draw:enhanced-path="M 0 0 L 21600 0 21600 21600 0 21600 0 0 Z N"/>
        </draw:custom-shape>
        <draw:custom-shape draw:style-name="gr26" draw:text-style-name="P7" draw:layer="layout" svg:width="9cm" svg:height="11cm" svg:x="15.5cm" svg:y="1.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1cm" svg:height="0.001cm" svg:x="9.5cm" svg:y="1.5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7cm" svg:height="1cm" svg:x="16.5cm" svg:y="2cm">
          <text:p text:style-name="P1">identifiant</text:p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7cm" svg:height="1cm" svg:x="16.5cm" svg:y="3.5cm">
          <text:p text:style-name="P1">Pseudo</text:p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7cm" svg:height="1cm" svg:x="16.5cm" svg:y="8cm">
          <text:p text:style-name="P1">Elo : choix entre débutant / initié / confirmé / expert</text:p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7cm" svg:height="1cm" svg:x="16.5cm" svg:y="5cm">
          <text:p text:style-name="P1">mdp</text:p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7cm" svg:height="1cm" svg:x="16.5cm" svg:y="9.5cm">
          <text:p text:style-name="P1">Coach : case à cocher</text:p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7cm" svg:height="1cm" svg:x="16.5cm" svg:y="11cm">
          <text:p text:style-name="P1">ok</text:p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7cm" svg:height="1cm" svg:x="16.5cm" svg:y="6.5cm">
          <text:p text:style-name="P1">Validez mdp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0" draw:layer="layout" svg:width="19.798cm" svg:height="11.136cm" svg:x="0.6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draw:custom-shape draw:style-name="gr11" draw:text-style-name="P3" draw:layer="layout" svg:width="5cm" svg:height="2cm" svg:x="1cm" svg:y="13cm">
          <text:p text:style-name="P1">Ecran d’accueil</text:p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10cm" svg:height="1.5cm" svg:x="7.5cm" svg:y="2cm">
          <text:p text:style-name="P1">Pseud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" draw:layer="layout" svg:width="4cm" svg:height="2cm" svg:x="10.5cm" svg:y="4cm">
          <text:p text:style-name="P1">JOUER !</text:p>
          <text:p text:style-name="P1">Menu deroualnt</text:p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5.5cm" svg:height="4cm" svg:x="19cm" svg:y="3.5cm">
          <text:p text:style-name="P1">Historique des 5 dernières parties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5.5cm" svg:height="1cm" svg:x="19cm" svg:y="2cm">
          <text:p text:style-name="P1">Elo</text:p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3cm" svg:height="1.5cm" svg:x="7.5cm" svg:y="6.5cm">
          <text:p text:style-name="P1">Problème</text:p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3cm" svg:height="1.5cm" svg:x="11cm" svg:y="6.5cm">
          <text:p text:style-name="P1">JcJ</text:p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3cm" svg:height="1.5cm" svg:x="14.5cm" svg:y="6.5cm">
          <text:p text:style-name="P1">JcIA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5.5cm" svg:height="1cm" svg:x="19cm" svg:y="8cm">
          <text:p text:style-name="P1">Bouton aller à l’historique complet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0" draw:layer="layout" svg:width="19.798cm" svg:height="11.136cm" svg:x="0.6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>
        <draw:custom-shape draw:style-name="gr11" draw:text-style-name="P3" draw:layer="layout" svg:width="5cm" svg:height="2cm" svg:x="1cm" svg:y="13cm">
          <text:p text:style-name="P1">Ecran des historiques</text:p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14cm" svg:height="1.5cm" svg:x="5.5cm" svg:y="2.5cm">
          <text:p text:style-name="P1">Defaite / Victoire : JcIA + niveauIA / Jcj + nom adversaire </text:p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14cm" svg:height="1.5cm" svg:x="5.5cm" svg:y="4.5cm">
          <text:p text:style-name="P1">Defaite / Victoire : JcIA / Jcj + nom adversaire </text:p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14cm" svg:height="1.5cm" svg:x="5.5cm" svg:y="6.5cm">
          <text:p text:style-name="P1">Defaite / Victoire : JcIA / Jcj + nom adversaire </text:p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14cm" svg:height="1.5cm" svg:x="5.5cm" svg:y="8.5cm">
          <text:p text:style-name="P1">Defaite / Victoire : JcIA / Jcj + nom adversaire </text:p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14cm" svg:height="1.5cm" svg:x="5.5cm" svg:y="10.5cm">
          <text:p text:style-name="P1">Defaite / Victoire : JcIA / Jcj + nom adversaire </text:p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0.5cm" svg:height="9.5cm" svg:x="20cm" svg:y="2.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9" draw:layer="layout" svg:width="0.5cm" svg:height="0.5cm" svg:x="20cm" svg:y="3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5cm" svg:height="1.5cm" svg:x="21cm" svg:y="2cm">
          <text:p text:style-name="P1">Pseudo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0" draw:layer="layout" svg:width="19.798cm" svg:height="11.136cm" svg:x="0.6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>
        <draw:custom-shape draw:style-name="gr11" draw:text-style-name="P3" draw:layer="layout" svg:width="5cm" svg:height="2cm" svg:x="1cm" svg:y="13cm">
          <text:p text:style-name="P1">Ecran Probleme 1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5.5cm" svg:height="4.5cm" svg:x="7cm" svg:y="2cm">
          <text:p text:style-name="P1">Facile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5.5cm" svg:height="4.5cm" svg:x="13.5cm" svg:y="2cm">
          <text:p text:style-name="P1">Moyen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5.5cm" svg:height="4.5cm" svg:x="7cm" svg:y="7cm">
          <text:p text:style-name="P1">Difficile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5.5cm" svg:height="4.5cm" svg:x="13.5cm" svg:y="7cm">
          <text:p text:style-name="P1">Expert</text:p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5cm" svg:height="1.5cm" svg:x="20cm" svg:y="2cm">
          <text:p text:style-name="P1">Pseudo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0" draw:layer="layout" svg:width="19.798cm" svg:height="11.136cm" svg:x="0.6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>
        <draw:custom-shape draw:style-name="gr11" draw:text-style-name="P3" draw:layer="layout" svg:width="5cm" svg:height="2cm" svg:x="1cm" svg:y="13cm">
          <text:p text:style-name="P1">Ecran Probleme 2</text:p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1.5cm" svg:height="1.5cm" svg:x="7cm" svg:y="3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9.5cm" svg:height="1cm" svg:x="7cm" svg:y="1.5cm">
          <text:p text:style-name="P1">Niveau choisi</text:p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1.5cm" svg:height="1.5cm" svg:x="9cm" svg:y="3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1.5cm" svg:height="1.5cm" svg:x="11cm" svg:y="3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1.5cm" svg:height="1.5cm" svg:x="13cm" svg:y="3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1.5cm" svg:height="1.5cm" svg:x="15cm" svg:y="3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1.5cm" svg:height="1.5cm" svg:x="7cm" svg:y="5cm"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1.5cm" svg:height="1.5cm" svg:x="9cm" svg:y="5cm">
          <text:p text:style-name="P1">7</text:p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1.5cm" svg:height="1.5cm" svg:x="11cm" svg:y="5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1.5cm" svg:height="1.5cm" svg:x="13cm" svg:y="5cm">
          <text:p text:style-name="P1">9</text:p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1.5cm" svg:height="1.5cm" svg:x="15cm" svg:y="5cm">
          <text:p text:style-name="P1">10</text:p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1.5cm" svg:height="1.5cm" svg:x="7cm" svg:y="7cm">
          <text:p text:style-name="P1">11</text:p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1.5cm" svg:height="1.5cm" svg:x="9cm" svg:y="7cm">
          <text:p text:style-name="P1">12</text:p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1.5cm" svg:height="1.5cm" svg:x="11cm" svg:y="7cm">
          <text:p text:style-name="P1">13</text:p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1.5cm" svg:height="1.5cm" svg:x="13cm" svg:y="7cm">
          <text:p text:style-name="P1">14</text:p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1.5cm" svg:height="1.5cm" svg:x="15cm" svg:y="7cm">
          <text:p text:style-name="P1">15</text:p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1.5cm" svg:height="1.5cm" svg:x="7cm" svg:y="9cm">
          <text:p text:style-name="P1">16</text:p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1.5cm" svg:height="1.5cm" svg:x="9cm" svg:y="9cm">
          <text:p text:style-name="P1">17</text:p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1.5cm" svg:height="1.5cm" svg:x="11cm" svg:y="9cm">
          <text:p text:style-name="P1">18</text:p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1.5cm" svg:height="1.5cm" svg:x="13cm" svg:y="9cm">
          <text:p text:style-name="P1">19</text:p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1.5cm" svg:height="1.5cm" svg:x="15cm" svg:y="9cm">
          <text:p text:style-name="P1">20</text:p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5cm" svg:height="1.5cm" svg:x="18.5cm" svg:y="1.5cm">
          <text:p text:style-name="P1">Pseudo</text:p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1.5cm" svg:height="1.5cm" svg:x="17cm" svg:y="9cm">
          <text:p text:style-name="P1">-&gt;</text:p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1.5cm" svg:height="1.5cm" svg:x="5cm" svg:y="9cm">
          <text:p text:style-name="P1">&lt;-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0" draw:layer="layout" svg:width="19.798cm" svg:height="11.136cm" svg:x="0.6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>
        <draw:custom-shape draw:style-name="gr11" draw:text-style-name="P3" draw:layer="layout" svg:width="5cm" svg:height="2cm" svg:x="1cm" svg:y="13cm">
          <text:p text:style-name="P1">Ecran Regle</text:p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9.5cm" svg:height="1.5cm" svg:x="8.5cm" svg:y="1.5cm">
          <text:p text:style-name="P1">JcJ</text:p>
          <text:p text:style-name="P1">(menu de roulant JcJ ou JcIA)</text:p>
          <text:p text:style-name="P1">Afficher le choix de la page d’avant</text:p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2cm" svg:height="1.5cm" svg:x="8.5cm" svg:y="4.5cm">
          <text:p text:style-name="P1">Temps :</text:p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2cm" svg:height="1.5cm" svg:x="11cm" svg:y="4.5cm">
          <text:p text:style-name="P1">Bullet : 2 | 1</text:p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1.5cm" svg:height="1.5cm" svg:x="13.5cm" svg:y="4.5cm">
          <text:p text:style-name="P1">Blitz :</text:p>
          <text:p text:style-name="P1">5 min</text:p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2.5cm" svg:height="1.5cm" svg:x="15.5cm" svg:y="4.5cm">
          <text:p text:style-name="P1">Rapid :</text:p>
          <text:p text:style-name="P1">10min (par defaut)</text:p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2.5cm" svg:height="1.5cm" svg:x="8.5cm" svg:y="6.5cm">
          <text:p text:style-name="P1">Pénalité :</text:p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2cm" svg:height="1.5cm" svg:x="11.5cm" svg:y="6.5cm">
          <text:p text:style-name="P1">Oui</text:p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2cm" svg:height="1.5cm" svg:x="14cm" svg:y="6.5cm">
          <text:p text:style-name="P1">Non (par defaut)</text:p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5cm" svg:height="1.5cm" svg:x="19cm" svg:y="1.5cm">
          <text:p text:style-name="P1">Pseudo</text:p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9.5cm" svg:height="2cm" svg:x="8.5cm" svg:y="11cm">
          <text:p text:style-name="P1">JOUER !</text:p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7cm" svg:height="2cm" svg:x="9.5cm" svg:y="8.5cm">
          <text:p text:style-name="P1">Regle ...</text:p>
          <draw:enhanced-geometry svg:viewBox="0 0 21600 21600" draw:type="rectangle" draw:enhanced-path="M 0 0 L 21600 0 21600 21600 0 21600 0 0 Z N"/>
        </draw:custom-shape>
        <draw:custom-shape draw:style-name="gr44" draw:text-style-name="P1" draw:layer="layout" svg:width="2cm" svg:height="0.5cm" svg:x="8.5cm" svg:y="3.5cm">
          <text:p text:style-name="P1">Si IA : </text:p>
          <draw:enhanced-geometry svg:viewBox="0 0 21600 21600" draw:type="rectangle" draw:enhanced-path="M 0 0 L 21600 0 21600 21600 0 21600 0 0 Z N"/>
        </draw:custom-shape>
        <draw:custom-shape draw:style-name="gr44" draw:text-style-name="P1" draw:layer="layout" svg:width="2cm" svg:height="0.5cm" svg:x="11cm" svg:y="3.5cm">
          <text:p text:style-name="P1">Facile</text:p>
          <draw:enhanced-geometry svg:viewBox="0 0 21600 21600" draw:type="rectangle" draw:enhanced-path="M 0 0 L 21600 0 21600 21600 0 21600 0 0 Z N"/>
        </draw:custom-shape>
        <draw:custom-shape draw:style-name="gr44" draw:text-style-name="P1" draw:layer="layout" svg:width="2cm" svg:height="0.5cm" svg:x="13.5cm" svg:y="3.5cm">
          <text:p text:style-name="P1">Moyen</text:p>
          <draw:enhanced-geometry svg:viewBox="0 0 21600 21600" draw:type="rectangle" draw:enhanced-path="M 0 0 L 21600 0 21600 21600 0 21600 0 0 Z N"/>
        </draw:custom-shape>
        <draw:custom-shape draw:style-name="gr44" draw:text-style-name="P1" draw:layer="layout" svg:width="2cm" svg:height="0.5cm" svg:x="16cm" svg:y="3.5cm">
          <text:p text:style-name="P1">Difficile 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0" draw:layer="layout" svg:width="19.798cm" svg:height="11.136cm" svg:x="0.6cm" svg:y="2.257cm" draw:page-number="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1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7-25T17:18:33.473000000</meta:creation-date>
    <dc:date>2022-09-06T09:34:18.932000000</dc:date>
    <meta:editing-duration>PT38M53S</meta:editing-duration>
    <meta:editing-cycles>12</meta:editing-cycles>
    <meta:generator>LibreOffice/7.3.5.2$Windows_X86_64 LibreOffice_project/184fe81b8c8c30d8b5082578aee2fed2ea847c01</meta:generator>
    <meta:document-statistic meta:object-count="149"/>
  </office:meta>
</office:document-meta>
</file>